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2">
        <text:list-item>
          <text:p text:style-name="P1">new game - user starts a new game</text:p>
          <text:list>
            <text:list-item>
              <text:p text:style-name="P1">generate game - user can let the system generate game</text:p>
              <text:list>
                <text:list-item>
                  <text:p text:style-name="P1">set difficulty level - user sets difficulty level (easy, medium, hard)</text:p>
                </text:list-item>
                <text:list-item>
                  <text:p text:style-name="P1">choose shape - user chooses shape of the board</text:p>
                </text:list-item>
                <text:list-item>
                  <text:p text:style-name="P1">set number of cells - user sets number of cells</text:p>
                </text:list-item>
                <text:list-item>
                  <text:p text:style-name="P1">set number of filled cells - user sets number of cells already filled</text:p>
                </text:list-item>
              </text:list>
            </text:list-item>
            <text:list-item>
              <text:p text:style-name="P1">create a user-input game - user can create its own game</text:p>
              <text:list>
                <text:list-item>
                  <text:p text:style-name="P1">set number of cells - user sets number of cells</text:p>
                </text:list-item>
                <text:list-item>
                  <text:p text:style-name="P1">fill cells – user fills cells with numbers</text:p>
                </text:list-item>
              </text:list>
            </text:list-item>
          </text:list>
        </text:list-item>
        <text:list-item>
          <text:p text:style-name="P1">play - user solves hidato game</text:p>
          <text:list>
            <text:list-item>
              <text:p text:style-name="P1">help – user can ask for help</text:p>
            </text:list-item>
            <text:list-item>
              <text:p text:style-name="P1">save – user can save game</text:p>
            </text:list-item>
            <text:list-item>
              <text:p text:style-name="P1">update score-list – if user reaches high score, his name and score is saved in score-list</text:p>
            </text:list-item>
          </text:list>
        </text:list-item>
        <text:list-item>
          <text:p text:style-name="P1">load – user loads saved game</text:p>
        </text:list-item>
        <text:list-item>
          <text:p text:style-name="P1">browse score-list – score list is sh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tus pleva</meta:initial-creator>
    <meta:creation-date>2009-10-06T16:25:41</meta:creation-date>
    <dc:creator>matus pleva</dc:creator>
    <dc:date>2009-10-06T16:41:01</dc:date>
    <meta:editing-cycles>1</meta:editing-cycles>
    <meta:editing-duration>PT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7" meta:character-count="701"/>
  </office:meta>
</office:document-meta>
</file>